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cm" svg:height="1.9cm" svg:x="3.6cm" svg:y="10.1cm">
          <text:p text:style-name="P1">Serve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4.1cm" svg:x="9cm" svg:y="4.1cm">
          <text:p text:style-name="P1">Rethink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.7cm" svg:height="2.8cm" svg:x="2.1cm" svg:y="14.938cm">
          <text:p text:style-name="P1"><text:span text:style-name="T1"><text:s/></text:span><text:span text:style-name="T1">Browser 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8cm" svg:x="6.2cm" svg:y="14.938cm">
          <text:p text:style-name="P1"><text:span text:style-name="T1"><text:s/></text:span><text:span text:style-name="T1">Browser 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8cm" svg:x="4.2cm" svg:y="14.938cm">
          <text:p text:style-name="P1"><text:span text:style-name="T1"><text:s/></text:span><text:span text:style-name="T1">Browser 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2.2cm" svg:height="0.962cm" svg:x="8cm" svg:y="16.238cm">
          <draw:text-box>
            <text:p>...</text:p>
          </draw:text-box>
        </draw:frame>
        <draw:custom-shape draw:style-name="gr1" draw:text-style-name="P1" draw:layer="layout" svg:width="3.4cm" svg:height="1.9cm" svg:x="9.2cm" svg:y="10cm">
          <text:p text:style-name="P1">Serv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9cm" svg:x="14.6cm" svg:y="10cm">
          <text:p text:style-name="P1">Server 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2cm" svg:y1="12cm" svg:x2="2.9cm" svg:y2="15cm">
          <text:p/>
        </draw:line>
        <draw:line draw:style-name="gr3" draw:text-style-name="P1" draw:layer="layout" svg:x1="5.201cm" svg:y1="12cm" svg:x2="5cm" svg:y2="15cm">
          <text:p/>
        </draw:line>
        <draw:line draw:style-name="gr3" draw:text-style-name="P1" draw:layer="layout" svg:x1="5.201cm" svg:y1="12cm" svg:x2="7.1cm" svg:y2="15cm">
          <text:p/>
        </draw:line>
        <draw:custom-shape draw:style-name="gr1" draw:text-style-name="P2" draw:layer="layout" svg:width="1.7cm" svg:height="2.8cm" svg:x="7.6cm" svg:y="19.038cm">
          <text:p text:style-name="P1"><text:span text:style-name="T1"><text:s/></text:span><text:span text:style-name="T1">Browser 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8cm" svg:x="11.7cm" svg:y="19.038cm">
          <text:p text:style-name="P1"><text:span text:style-name="T1"><text:s/></text:span><text:span text:style-name="T1">Browser 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8cm" svg:x="9.7cm" svg:y="19.038cm">
          <text:p text:style-name="P1"><text:span text:style-name="T1"><text:s/></text:span><text:span text:style-name="T1">Browser 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2.2cm" svg:height="0.962cm" svg:x="13.5cm" svg:y="20.338cm">
          <draw:text-box>
            <text:p>...</text:p>
          </draw:text-box>
        </draw:frame>
        <draw:line draw:style-name="gr3" draw:text-style-name="P1" draw:layer="layout" svg:x1="10.9cm" svg:y1="11.9cm" svg:x2="8.4cm" svg:y2="19.1cm">
          <text:p/>
        </draw:line>
        <draw:line draw:style-name="gr3" draw:text-style-name="P1" draw:layer="layout" svg:x1="10.9cm" svg:y1="11.9cm" svg:x2="10.5cm" svg:y2="19.1cm">
          <text:p/>
        </draw:line>
        <draw:line draw:style-name="gr3" draw:text-style-name="P1" draw:layer="layout" svg:x1="11cm" svg:y1="11.9cm" svg:x2="12.6cm" svg:y2="19.1cm">
          <text:p/>
        </draw:line>
        <draw:custom-shape draw:style-name="gr1" draw:text-style-name="P2" draw:layer="layout" svg:width="1.7cm" svg:height="2.8cm" svg:x="13.2cm" svg:y="14.838cm">
          <text:p text:style-name="P1"><text:span text:style-name="T1"><text:s/></text:span><text:span text:style-name="T1">Browser 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8cm" svg:x="17.3cm" svg:y="14.838cm">
          <text:p text:style-name="P1"><text:span text:style-name="T1"><text:s/></text:span><text:span text:style-name="T1">Browser </text:span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cm" svg:height="2.8cm" svg:x="15.3cm" svg:y="14.838cm">
          <text:p text:style-name="P1"><text:span text:style-name="T1"><text:s/></text:span><text:span text:style-name="T1">Browser </text:span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2.2cm" svg:height="0.962cm" svg:x="19.1cm" svg:y="16.138cm">
          <draw:text-box>
            <text:p>...</text:p>
          </draw:text-box>
        </draw:frame>
        <draw:line draw:style-name="gr3" draw:text-style-name="P1" draw:layer="layout" svg:x1="16.3cm" svg:y1="11.9cm" svg:x2="14cm" svg:y2="14.9cm">
          <text:p/>
        </draw:line>
        <draw:line draw:style-name="gr3" draw:text-style-name="P1" draw:layer="layout" svg:x1="16.301cm" svg:y1="11.9cm" svg:x2="16.1cm" svg:y2="14.9cm">
          <text:p/>
        </draw:line>
        <draw:line draw:style-name="gr3" draw:text-style-name="P1" draw:layer="layout" svg:x1="16.301cm" svg:y1="11.9cm" svg:x2="18.2cm" svg:y2="14.9cm">
          <text:p/>
        </draw:line>
        <draw:line draw:style-name="gr3" draw:text-style-name="P1" draw:layer="layout" svg:x1="10.9cm" svg:y1="8.3cm" svg:x2="6.9cm" svg:y2="10.2cm">
          <text:p/>
        </draw:line>
        <draw:line draw:style-name="gr3" draw:text-style-name="P1" draw:layer="layout" svg:x1="10.901cm" svg:y1="8.3cm" svg:x2="10.9cm" svg:y2="10.1cm">
          <text:p/>
        </draw:line>
        <draw:line draw:style-name="gr3" draw:text-style-name="P1" draw:layer="layout" svg:x1="10.901cm" svg:y1="8.3cm" svg:x2="14.6cm" svg:y2="10cm">
          <text:p/>
        </draw:line>
        <draw:frame draw:style-name="gr2" draw:layer="layout" svg:width="2.2cm" svg:height="0.962cm" svg:x="18.1cm" svg:y="11.038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6:40:08.402353828</meta:creation-date>
    <dc:date>2016-01-17T16:45:44.035282467</dc:date>
    <meta:editing-duration>P0D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